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840f" officeooo:paragraph-rsid="001c840f"/>
    </style:style>
    <style:style style:name="P2" style:family="paragraph" style:parent-style-name="Standard">
      <style:text-properties officeooo:rsid="001f23a7" officeooo:paragraph-rsid="001f23a7"/>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solid" draw:fill-color="#ffffff"/>
    </style:style>
    <style:style style:name="P6" style:family="paragraph">
      <loext:graphic-properties draw:fill="solid" draw:fill-color="#81d41a"/>
    </style:style>
    <style:style style:name="P7" style:family="paragraph">
      <loext:graphic-properties draw:fill="solid" draw:fill-color="#ffffff"/>
      <style:text-properties fo:font-size="12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ffff" draw:textarea-horizontal-align="justify" draw:textarea-vertical-align="middle" draw:auto-grow-height="false" fo:min-height="0.312cm" fo:min-width="1.13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012cm"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ffffff" draw:textarea-horizontal-align="justify" draw:textarea-vertical-align="middle" draw:auto-grow-height="false" fo:min-height="0.312cm" fo:min-width="1.106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ffffff" draw:textarea-horizontal-align="justify" draw:textarea-vertical-align="middle" draw:auto-grow-height="false" fo:min-height="0.289cm" fo:min-width="1.348cm" style:run-through="foreground" style:wrap="run-through" style:number-wrapped-paragraphs="no-limit" style:vertical-pos="from-top" style:vertical-rel="paragraph" style:horizontal-pos="from-left" style:horizontal-rel="paragraph"/>
    </style:style>
    <style:style style:name="gr8" style:family="graphic">
      <style:graphic-properties draw:fill="solid" draw:fill-color="#ffffff" draw:textarea-horizontal-align="justify" draw:textarea-vertical-align="middle" draw:auto-grow-height="false" fo:min-height="1.198cm" fo:min-width="6.95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083cm"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ffffff" draw:textarea-horizontal-align="justify" draw:textarea-vertical-align="middle" draw:auto-grow-height="false" fo:min-height="1.106cm" fo:min-width="0.337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style:style>
    <style:style style:name="gr12" style:family="graphic">
      <style:graphic-properties draw:fill="solid" draw:fill-color="#ffffff" draw:textarea-horizontal-align="justify" draw:textarea-vertical-align="middle" draw:auto-grow-height="false" fo:min-height="0.268cm" fo:min-width="0.914cm" style:run-through="foreground" style:wrap="run-through" style:number-wrapped-paragraphs="no-limit" style:vertical-pos="from-top" style:vertical-rel="paragraph" style:horizontal-pos="from-left" style:horizontal-rel="paragraph"/>
    </style:style>
    <style:style style:name="gr13" style:family="graphic">
      <style:graphic-properties draw:fill="solid" draw:fill-color="#81d41a" draw:textarea-horizontal-align="justify" draw:textarea-vertical-align="middle" draw:auto-grow-height="false" fo:min-height="0.36cm" fo:min-width="0.362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style:style>
    <style:style style:name="gr15" style:family="graphic">
      <style:graphic-properties draw:fill="solid" draw:fill-color="#ffffff" draw:textarea-horizontal-align="justify" draw:textarea-vertical-align="middle" draw:auto-grow-height="false" fo:min-height="0.866cm" fo:min-width="0.314cm" style:run-through="foreground" style:wrap="run-through" style:number-wrapped-paragraphs="no-limit" style:vertical-pos="from-top" style:vertical-rel="paragraph" style:horizontal-pos="from-left" style:horizontal-rel="paragraph"/>
    </style:style>
    <style:style style:name="gr16" style:family="graphic">
      <style:graphic-properties draw:fill="solid" draw:fill-color="#ffffff" draw:textarea-horizontal-align="justify" draw:textarea-vertical-align="middle" draw:auto-grow-height="false" fo:min-height="3.078cm" fo:min-width="2.431cm" style:run-through="foreground" style:wrap="run-through" style:number-wrapped-paragraphs="no-limit" style:vertical-pos="from-top" style:vertical-rel="paragraph" style:horizontal-pos="from-left" style:horizontal-rel="paragraph"/>
    </style:style>
    <style:style style:name="gr17" style:family="graphic">
      <style:graphic-properties draw:fill="solid" draw:fill-color="#ffffff" draw:textarea-horizontal-align="justify" draw:textarea-vertical-align="middle" draw:auto-grow-height="false" fo:min-height="6.399cm" fo:min-width="1.588cm" style:run-through="foreground" style:wrap="run-through" style:number-wrapped-paragraphs="no-limit" style:vertical-pos="from-top" style:vertical-rel="paragraph" style:horizontal-pos="from-left" style:horizontal-rel="paragraph"/>
    </style:style>
    <style:style style:name="gr18" style:family="graphic">
      <style:graphic-properties draw:fill="solid" draw:fill-color="#ffffff" draw:textarea-horizontal-align="justify" draw:textarea-vertical-align="middle" draw:auto-grow-height="false" fo:min-height="1.423cm" fo:min-width="10.126cm" style:run-through="foreground" style:wrap="run-through" style:number-wrapped-paragraphs="no-limit" style:vertical-pos="from-top" style:vertical-rel="paragraph" style:horizontal-pos="from-left" style:horizontal-rel="paragraph"/>
    </style:style>
    <style:style style:name="gr19" style:family="graphic">
      <style:graphic-properties draw:fill="solid" draw:fill-color="#ffffff" draw:textarea-horizontal-align="justify" draw:textarea-vertical-align="middle" draw:auto-grow-height="false" fo:min-height="6.399cm" fo:min-width="10.126cm"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style:style>
    <style:style style:name="gr21" style:family="graphic">
      <style:graphic-properties draw:fill="solid" draw:fill-color="#ffffff" draw:textarea-horizontal-align="justify" draw:textarea-vertical-align="middle" draw:auto-grow-height="false" fo:min-height="2.766cm" fo:min-width="1.49cm" style:run-through="foreground" style:wrap="run-through" style:number-wrapped-paragraphs="no-limit" style:vertical-pos="from-top" style:vertical-rel="paragraph" style:horizontal-pos="from-left" style:horizontal-rel="paragraph"/>
    </style:style>
    <style:style style:name="gr22" style:family="graphic">
      <style:graphic-properties draw:fill="solid" draw:fill-color="#ffffff" draw:textarea-horizontal-align="justify" draw:textarea-vertical-align="middle" draw:auto-grow-height="false" fo:min-height="1.229cm" fo:min-width="0.314cm"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style:style>
    <style:style style:name="gr24" style:family="graphic">
      <style:graphic-properties draw:fill="solid" draw:fill-color="#ffffff" draw:textarea-horizontal-align="justify" draw:textarea-vertical-align="middle" draw:auto-grow-height="false" fo:min-height="0.238cm" fo:min-width="1.131cm" style:run-through="foreground" style:wrap="run-through" style:number-wrapped-paragraphs="no-limit" style:vertical-pos="from-top" style:vertical-rel="paragraph" style:horizontal-pos="from-left" style:horizontal-rel="paragraph"/>
    </style:style>
    <style:style style:name="gr25" style:family="graphic">
      <style:graphic-properties draw:fill="solid" draw:fill-color="#ffffff" draw:textarea-horizontal-align="justify" draw:textarea-vertical-align="middle" draw:auto-grow-height="false" fo:min-height="1.879cm" fo:min-width="1.947cm" style:run-through="foreground" style:wrap="run-through" style:number-wrapped-paragraphs="no-limit" style:vertical-pos="from-top" style:vertical-rel="paragraph" style:horizontal-pos="from-left" style:horizontal-rel="paragraph"/>
    </style:style>
    <style:style style:name="gr26" style:family="graphic">
      <style:graphic-properties draw:fill="solid" draw:fill-color="#ffffff" draw:textarea-horizontal-align="justify" draw:textarea-vertical-align="middle" draw:auto-grow-height="false" fo:min-height="2.408cm" fo:min-width="1.566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28" style:family="graphic">
      <style:graphic-properties draw:fill="solid" draw:fill-color="#ffffff" draw:textarea-horizontal-align="justify" draw:textarea-vertical-align="middle" draw:auto-grow-height="false" fo:min-height="0.265cm" fo:min-width="1.78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style:style>
    <style:style style:name="gr30" style:family="graphic">
      <style:graphic-properties draw:fill="solid" draw:fill-color="#ffffff" draw:textarea-horizontal-align="justify" draw:textarea-vertical-align="middle" draw:auto-grow-height="false" fo:min-height="1.3cm" fo:min-width="0.289cm" style:run-through="foreground" style:wrap="run-through" style:number-wrapped-paragraphs="no-limit" style:vertical-pos="from-top" style:vertical-rel="paragraph" style:horizontal-pos="from-left" style:horizontal-rel="paragraph"/>
    </style:style>
    <style:style style:name="gr31" style:family="graphic">
      <style:graphic-properties draw:fill="solid" draw:fill-color="#ffffff" draw:textarea-horizontal-align="justify" draw:textarea-vertical-align="middle" draw:auto-grow-height="false" fo:min-height="5.556cm" fo:min-width="9.26cm"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style:style>
    <style:style style:name="gr33" style:family="graphic">
      <style:graphic-properties draw:fill="solid" draw:fill-color="#ffffff" draw:textarea-horizontal-align="justify" draw:textarea-vertical-align="middle" draw:auto-grow-height="false" fo:min-height="2.334cm" fo:min-width="5.965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e1" draw:style-name="gr33" draw:text-style-name="P5" svg:width="5.966cm" svg:height="2.334cm" svg:x="0.166cm" svg:y="2.141cm"><text:p/><draw:enhanced-geometry svg:viewBox="0 0 21600 21600" draw:type="rectangle" draw:enhanced-path="M 0 0 L 21600 0 21600 21600 0 21600 0 0 Z N"/></draw:custom-shape><draw:line text:anchor-type="paragraph" draw:z-index="1" draw:name="Forme2" draw:style-name="gr1" draw:text-style-name="P3" svg:x1="2.475cm" svg:y1="2.141cm" svg:x2="2.475cm" svg:y2="4.475cm"><text:p/></draw:line><draw:line text:anchor-type="paragraph" draw:z-index="2" draw:name="Forme2" draw:style-name="gr1" draw:text-style-name="P3" svg:x1="2.716cm" svg:y1="2.141cm" svg:x2="2.716cm" svg:y2="4.475cm"><text:p/></draw:line><draw:line text:anchor-type="paragraph" draw:z-index="3" draw:name="Forme2" draw:style-name="gr1" draw:text-style-name="P3" svg:x1="2.981cm" svg:y1="2.141cm" svg:x2="2.981cm" svg:y2="4.475cm"><text:p/></draw:line><draw:line text:anchor-type="paragraph" draw:z-index="4" draw:name="Forme2" draw:style-name="gr1" draw:text-style-name="P3" svg:x1="3.268cm" svg:y1="2.141cm" svg:x2="3.268cm" svg:y2="4.475cm"><text:p/></draw:line><draw:line text:anchor-type="paragraph" draw:z-index="5" draw:name="Forme2" draw:style-name="gr1" draw:text-style-name="P3" svg:x1="3.51cm" svg:y1="2.141cm" svg:x2="3.51cm" svg:y2="4.475cm"><text:p/></draw:line><draw:line text:anchor-type="paragraph" draw:z-index="6" draw:name="Forme2" draw:style-name="gr1" draw:text-style-name="P3" svg:x1="3.821cm" svg:y1="2.141cm" svg:x2="3.821cm" svg:y2="4.475cm"><text:p/></draw:line><draw:line text:anchor-type="paragraph" draw:z-index="7" draw:name="Forme2" draw:style-name="gr1" draw:text-style-name="P3" svg:x1="4.112cm" svg:y1="2.141cm" svg:x2="4.112cm" svg:y2="4.475cm"><text:p/></draw:line><draw:frame text:anchor-type="paragraph" draw:z-index="8" draw:name="Forme3" draw:style-name="gr32" draw:text-style-name="P4" svg:width="1.493cm" svg:height="0.699cm" svg:x="0.429cm" svg:y="3.03cm"><draw:text-box><text:p>stockage</text:p></draw:text-box></draw:frame>Étage -1 :</text:p>
      <text:p text:style-name="P1"/>
      <text:p text:style-name="P1"/>
      <text:p text:style-name="P1"/>
      <text:p text:style-name="P1"/>
      <text:p text:style-name="P1"/>
      <text:p text:style-name="P1"><draw:path text:anchor-type="paragraph" draw:z-index="12" draw:name="Forme7" draw:style-name="gr1" draw:text-style-name="P3" svg:width="4.93cm" svg:height="10.508cm" draw:transform="skewX (-3.59433237463446E-017) rotate (2.81731047856925) translate (4.28488307779514cm 10.4111409587539cm)" svg:viewBox="0 0 4931 10509" svg:d="M2016 12c273 10 541-36 813 5 302 46 664 4 876 264 171 209 350 398 510 616 159 216 312 431 406 675 88 231 136 483 238 707 108 239 60 495 69 738 12 338-224 596-401 845-178 252-475 385-682 611-182 199-389 377-608 534-231 165-404 374-621 564-207 182-366 419-600 557-250 148-393 354-608 534-218 182-398 415-538 663-155 275-315 547-423 853-101 290-154 592-263 876-100 257-127 535-137 806-7 226-205 697 269 645l235-53 235-55 23-7"><text:p/></draw:path></text:p>
      <text:p text:style-name="P1"/>
      <text:p text:style-name="P1"/>
      <text:p text:style-name="P1"/>
      <text:p text:style-name="P1"/>
      <text:p text:style-name="P1"><draw:custom-shape text:anchor-type="paragraph" draw:z-index="9" draw:name="Forme4" draw:style-name="gr31" draw:text-style-name="P5" svg:width="9.261cm" svg:height="5.557cm" svg:x="3.293cm" svg:y="2.656cm"><text:p/><draw:enhanced-geometry svg:viewBox="0 0 21600 21600" draw:type="rectangle" draw:enhanced-path="M 0 0 L 21600 0 21600 21600 0 21600 0 0 Z N"/></draw:custom-shape><draw:custom-shape text:anchor-type="paragraph" draw:z-index="10" draw:name="Forme5" draw:style-name="gr30" draw:text-style-name="P5" svg:width="0.29cm" svg:height="1.301cm" svg:x="3.171cm" svg:y="6.65cm"><text:p/><draw:enhanced-geometry svg:viewBox="0 0 21600 21600" draw:type="rectangle" draw:enhanced-path="M 0 0 L 21600 0 21600 21600 0 21600 0 0 Z N"/></draw:custom-shape><draw:frame text:anchor-type="paragraph" draw:z-index="11" draw:name="Forme6" draw:style-name="gr29" draw:text-style-name="P4" svg:width="1.156cm" svg:height="0.555cm" svg:x="2.595cm" svg:y="7.082cm"><draw:text-box><text:p>Grille</text:p></draw:text-box></draw:frame><draw:custom-shape text:anchor-type="paragraph" draw:z-index="13" draw:name="Forme8" draw:style-name="gr28" draw:text-style-name="P5" svg:width="1.781cm" svg:height="0.265cm" svg:x="7.068cm" svg:y="8.093cm"><text:p/><draw:enhanced-geometry svg:viewBox="0 0 21600 21600" draw:type="rectangle" draw:enhanced-path="M 0 0 L 21600 0 21600 21600 0 21600 0 0 Z N"/></draw:custom-shape><draw:frame text:anchor-type="paragraph" draw:z-index="14" draw:name="Forme9" draw:style-name="gr27" draw:text-style-name="P4" svg:width="3.536cm" svg:height="0.976cm" svg:x="6.466cm" svg:y="8.357cm"><draw:text-box><text:p>Grosse porte fermé</text:p></draw:text-box></draw:frame><draw:custom-shape text:anchor-type="paragraph" draw:z-index="15" draw:name="Forme10" draw:style-name="gr26" draw:text-style-name="P7" svg:width="1.567cm" svg:height="2.408cm" svg:x="7.093cm" svg:y="4.001cm"><text:p/><draw:enhanced-geometry svg:viewBox="0 0 21600 21600" draw:type="rectangle" draw:enhanced-path="M 0 0 L 21600 0 21600 21600 0 21600 0 0 Z N"/></draw:custom-shape><draw:line text:anchor-type="paragraph" draw:z-index="16" draw:name="Forme11" draw:style-name="gr1" draw:text-style-name="P3" svg:x1="7.093cm" svg:y1="6.191cm" svg:x2="8.659cm" svg:y2="6.191cm"><text:p/></draw:line><draw:line text:anchor-type="paragraph" draw:z-index="17" draw:name="Forme12" draw:style-name="gr1" draw:text-style-name="P3" svg:x1="7.093cm" svg:y1="5.877cm" svg:x2="8.659cm" svg:y2="5.902cm"><text:p/></draw:line><draw:line text:anchor-type="paragraph" draw:z-index="18" draw:name="Forme13" draw:style-name="gr1" draw:text-style-name="P3" svg:x1="7.093cm" svg:y1="5.565cm" svg:x2="8.659cm" svg:y2="5.59cm"><text:p/></draw:line><draw:line text:anchor-type="paragraph" draw:z-index="19" draw:name="Forme14" draw:style-name="gr1" draw:text-style-name="P3" svg:x1="7.093cm" svg:y1="5.228cm" svg:x2="8.659cm" svg:y2="5.228cm"><text:p/></draw:line><draw:line text:anchor-type="paragraph" draw:z-index="20" draw:name="Forme15" draw:style-name="gr1" draw:text-style-name="P3" svg:x1="7.093cm" svg:y1="4.916cm" svg:x2="8.659cm" svg:y2="4.941cm"><text:p/></draw:line><draw:line text:anchor-type="paragraph" draw:z-index="21" draw:name="Forme16" draw:style-name="gr1" draw:text-style-name="P3" svg:x1="7.093cm" svg:y1="4.579cm" svg:x2="8.659cm" svg:y2="4.627cm"><text:p/></draw:line><draw:line text:anchor-type="paragraph" draw:z-index="22" draw:name="Forme17" draw:style-name="gr1" draw:text-style-name="P3" svg:x1="7.093cm" svg:y1="4.29cm" svg:x2="8.659cm" svg:y2="4.315cm"><text:p/></draw:line><draw:custom-shape text:anchor-type="paragraph" draw:z-index="23" draw:name="Forme18" draw:style-name="gr25" draw:text-style-name="P5" svg:width="1.948cm" svg:height="1.879cm" svg:x="6.925cm" svg:y="0.778cm"><text:p/><draw:enhanced-geometry svg:viewBox="0 0 21600 21600" draw:type="rectangle" draw:enhanced-path="M 0 0 L 21600 0 21600 21600 0 21600 0 0 Z N"/></draw:custom-shape><draw:custom-shape text:anchor-type="paragraph" draw:z-index="24" draw:name="Forme19" draw:style-name="gr24" draw:text-style-name="P5" svg:width="1.131cm" svg:height="0.239cm" svg:x="7.382cm" svg:y="2.536cm"><text:p/><draw:enhanced-geometry svg:viewBox="0 0 21600 21600" draw:type="rectangle" draw:enhanced-path="M 0 0 L 21600 0 21600 21600 0 21600 0 0 Z N"/></draw:custom-shape><draw:frame text:anchor-type="paragraph" draw:z-index="25" draw:name="Forme20" draw:style-name="gr23" draw:text-style-name="P4" svg:width="2.502cm" svg:height="0.6cm" svg:x="6.588cm" svg:y="2.656cm"><draw:text-box><text:p>Porte ouverte</text:p></draw:text-box></draw:frame><draw:custom-shape text:anchor-type="paragraph" draw:z-index="26" draw:name="Forme21" draw:style-name="gr22" draw:text-style-name="P7" svg:width="0.315cm" svg:height="1.23cm" svg:x="12.409cm" svg:y="5.447cm"><text:p/><draw:enhanced-geometry svg:viewBox="0 0 21600 21600" draw:type="rectangle" draw:enhanced-path="M 0 0 L 21600 0 21600 21600 0 21600 0 0 Z N"/></draw:custom-shape><draw:custom-shape text:anchor-type="paragraph" draw:z-index="27" draw:name="Forme22" draw:style-name="gr21" draw:text-style-name="P5" svg:width="1.491cm" svg:height="2.767cm" svg:x="12.554cm" svg:y="4.651cm"><text:p/><draw:enhanced-geometry svg:viewBox="0 0 21600 21600" draw:type="rectangle" draw:enhanced-path="M 0 0 L 21600 0 21600 21600 0 21600 0 0 Z N"/></draw:custom-shape><draw:frame text:anchor-type="paragraph" draw:z-index="28" draw:name="Forme23" draw:style-name="gr20" draw:text-style-name="P4" svg:width="2.599cm" svg:height="0.604cm" svg:x="10.941cm" svg:y="5.708cm"><draw:text-box><text:p>Porte ouverte</text:p></draw:text-box></draw:frame>Etage 0 :</text:p>
      <text:p text:style-name="P1"/>
      <text:p text:style-name="P1"/>
      <text:p text:style-name="P1"/>
      <text:p text:style-name="P1"/>
      <text:p text:style-name="P1"/>
      <text:p text:style-name="P1"><draw:path text:anchor-type="paragraph" draw:z-index="48" draw:name="Forme42" draw:style-name="gr1" draw:text-style-name="P3" svg:width="11.792cm" svg:height="7.574cm" draw:transform="skewX (8.33980907109182E-017) rotate (0.781383906117861) translate (3.13524627678469cm 5.41842488664767cm)" svg:viewBox="0 0 11793 7575" svg:d="M6590 1c280-8 566 55 816 201 214 125 438 233 632 388 191 153 390 283 579 440 191 158 383 323 547 508 165 187 338 374 445 611 109 239 186 488 291 731 101 231 141 512 326 696 188 186 361 384 615 507 217 106 413 260 596 423 214 191 309 475 344 746 39 303-18 621-150 902-113 241-337 387-490 597-146 199-292 414-491 565-215 164-495 277-764 257-301-22-570-207-870-251-318-47-652 7-969-47-306-52-612 162-867-83-182-174-390-315-598-456-206-140-367-314-546-474-186-168-410-296-613-439-212-152-446-272-682-372-245-104-527-138-734-320-187-165-324-402-580-474-251-71-519-182-799-47-229 111-498 142-696 326-177 165-349 332-525 495-177 163-321 362-542 478-214 113-396 281-560 462l-152 186-153 154"><text:p/></draw:path></text:p>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45" draw:name="Forme39" draw:style-name="gr4" draw:text-style-name="P4" svg:width="2.262cm" svg:height="1.013cm" svg:x="3.461cm" svg:y="0.423cm"><draw:text-box><text:p>Porte fermé (ou bloqué)</text:p></draw:text-box></draw:frame></text:p>
      <text:p text:style-name="P1"><draw:frame text:anchor-type="paragraph" draw:z-index="47" draw:name="Forme41" draw:style-name="gr2" draw:text-style-name="P4" svg:width="1.131cm" svg:height="0.53cm" svg:x="9.234cm" svg:y="0.397cm"><draw:text-box><text:p>étude</text:p></draw:text-box></draw:frame></text:p>
      <text:p text:style-name="P2"><draw:custom-shape text:anchor-type="paragraph" draw:z-index="29" draw:name="Forme24" draw:style-name="gr19" draw:text-style-name="P5" svg:width="10.127cm" svg:height="6.4cm" svg:x="2.955cm" svg:y="1.804cm"><text:p/><draw:enhanced-geometry svg:viewBox="0 0 21600 21600" draw:type="rectangle" draw:enhanced-path="M 0 0 L 21600 0 21600 21600 0 21600 0 0 Z N"/></draw:custom-shape><draw:custom-shape text:anchor-type="paragraph" draw:z-index="30" draw:name="Forme25" draw:style-name="gr18" draw:text-style-name="P5" svg:width="10.127cm" svg:height="1.424cm" svg:x="2.955cm" svg:y="1.804cm"><text:p/><draw:enhanced-geometry svg:viewBox="0 0 21600 21600" draw:type="rectangle" draw:enhanced-path="M 0 0 L 21600 0 21600 21600 0 21600 0 0 Z N"/></draw:custom-shape><draw:custom-shape text:anchor-type="paragraph" draw:z-index="31" draw:name="Forme26" draw:style-name="gr17" draw:text-style-name="P5" svg:width="1.588cm" svg:height="6.4cm" svg:x="2.955cm" svg:y="1.804cm"><text:p/><draw:enhanced-geometry svg:viewBox="0 0 21600 21600" draw:type="rectangle" draw:enhanced-path="M 0 0 L 21600 0 21600 21600 0 21600 0 0 Z N"/></draw:custom-shape><draw:custom-shape text:anchor-type="paragraph" draw:z-index="32" draw:name="Forme26" draw:style-name="gr17" draw:text-style-name="P5" svg:width="1.588cm" svg:height="6.4cm" svg:x="11.494cm" svg:y="1.804cm"><text:p/><draw:enhanced-geometry svg:viewBox="0 0 21600 21600" draw:type="rectangle" draw:enhanced-path="M 0 0 L 21600 0 21600 21600 0 21600 0 0 Z N"/></draw:custom-shape><draw:custom-shape text:anchor-type="paragraph" draw:z-index="33" draw:name="Forme27" draw:style-name="gr16" draw:text-style-name="P5" svg:width="2.431cm" svg:height="3.079cm" svg:x="13.081cm" svg:y="5.126cm"><text:p/><draw:enhanced-geometry svg:viewBox="0 0 21600 21600" draw:type="rectangle" draw:enhanced-path="M 0 0 L 21600 0 21600 21600 0 21600 0 0 Z N"/></draw:custom-shape><draw:custom-shape text:anchor-type="paragraph" draw:z-index="34" draw:name="Forme28" draw:style-name="gr15" draw:text-style-name="P5" svg:width="0.315cm" svg:height="0.867cm" svg:x="12.938cm" svg:y="6.165cm"><text:p/><draw:enhanced-geometry svg:viewBox="0 0 21600 21600" draw:type="rectangle" draw:enhanced-path="M 0 0 L 21600 0 21600 21600 0 21600 0 0 Z N"/></draw:custom-shape><draw:frame text:anchor-type="paragraph" draw:z-index="35" draw:name="Forme29" draw:style-name="gr14" draw:text-style-name="P4" svg:width="2.31cm" svg:height="0.579cm" svg:x="11.95cm" svg:y="6.235cm"><draw:text-box><text:p>Porte ouverte</text:p></draw:text-box></draw:frame><draw:custom-shape text:anchor-type="paragraph" draw:z-index="36" draw:name="Forme30" draw:style-name="gr13" draw:text-style-name="P6" svg:width="0.362cm" svg:height="0.361cm" svg:x="14.813cm" svg:y="7.68cm"><text:p/><draw:enhanced-geometry svg:viewBox="0 0 21600 21600" draw:type="rectangle" draw:enhanced-path="M 0 0 L 21600 0 21600 21600 0 21600 0 0 Z N"/></draw:custom-shape><draw:custom-shape text:anchor-type="paragraph" draw:z-index="37" draw:name="Forme31" draw:style-name="gr12" draw:text-style-name="P5" svg:width="0.914cm" svg:height="0.269cm" svg:x="13.66cm" svg:y="5.126cm"><text:p/><draw:enhanced-geometry svg:viewBox="0 0 21600 21600" draw:type="rectangle" draw:enhanced-path="M 0 0 L 21600 0 21600 21600 0 21600 0 0 Z N"/></draw:custom-shape><draw:frame text:anchor-type="paragraph" draw:z-index="38" draw:name="Forme32" draw:style-name="gr11" draw:text-style-name="P4" svg:width="1.636cm" svg:height="0.976cm" svg:x="13.563cm" svg:y="4.15cm"><draw:text-box><text:p>Système de levier</text:p></draw:text-box></draw:frame><draw:custom-shape text:anchor-type="paragraph" draw:z-index="39" draw:name="Forme33" draw:style-name="gr10" draw:text-style-name="P5" svg:width="0.338cm" svg:height="1.107cm" svg:x="2.787cm" svg:y="6.237cm"><text:p/><draw:enhanced-geometry svg:viewBox="0 0 21600 21600" draw:type="rectangle" draw:enhanced-path="M 0 0 L 21600 0 21600 21600 0 21600 0 0 Z N"/></draw:custom-shape><draw:frame text:anchor-type="paragraph" draw:z-index="40" draw:name="Forme34" draw:style-name="gr9" draw:text-style-name="P4" svg:width="1.781cm" svg:height="1.084cm" svg:x="1.007cm" svg:y="6.502cm"><draw:text-box><text:p>Chambre d’amis</text:p></draw:text-box></draw:frame><draw:custom-shape text:anchor-type="paragraph" draw:z-index="41" draw:name="Forme35" draw:style-name="gr8" draw:text-style-name="P5" svg:width="6.95cm" svg:height="1.198cm" svg:x="4.544cm" svg:y="0.607cm"><text:p/><draw:enhanced-geometry svg:viewBox="0 0 21600 21600" draw:type="rectangle" draw:enhanced-path="M 0 0 L 21600 0 21600 21600 0 21600 0 0 Z N"/></draw:custom-shape><draw:custom-shape text:anchor-type="paragraph" draw:z-index="42" draw:name="Forme36" draw:style-name="gr7" draw:text-style-name="P5" svg:width="1.348cm" svg:height="0.29cm" svg:x="7.26cm" svg:y="1.64cm"><text:p/><draw:enhanced-geometry svg:viewBox="0 0 21600 21600" draw:type="rectangle" draw:enhanced-path="M 0 0 L 21600 0 21600 21600 0 21600 0 0 Z N"/></draw:custom-shape><draw:frame text:anchor-type="paragraph" draw:z-index="43" draw:name="Forme37" draw:style-name="gr6" draw:text-style-name="P4" svg:width="2.527cm" svg:height="0.578cm" svg:x="6.731cm" svg:y="1.905cm"><draw:text-box><text:p>Porte ouverte</text:p></draw:text-box></draw:frame><draw:custom-shape text:anchor-type="paragraph" draw:z-index="44" draw:name="Forme38" draw:style-name="gr5" draw:text-style-name="P5" svg:width="1.107cm" svg:height="0.313cm" svg:x="5.241cm" svg:y="0.462cm"><text:p/><draw:enhanced-geometry svg:viewBox="0 0 21600 21600" draw:type="rectangle" draw:enhanced-path="M 0 0 L 21600 0 21600 21600 0 21600 0 0 Z N"/></draw:custom-shape><draw:custom-shape text:anchor-type="paragraph" draw:z-index="46" draw:name="Forme40" draw:style-name="gr3" draw:text-style-name="P5" svg:width="1.131cm" svg:height="0.313cm" svg:x="9.234cm" svg:y="0.439cm"><text:p/><draw:enhanced-geometry svg:viewBox="0 0 21600 21600" draw:type="rectangle" draw:enhanced-path="M 0 0 L 21600 0 21600 21600 0 21600 0 0 Z N"/></draw:custom-shape>Etage 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7T23:01:52.047000000</meta:creation-date>
    <dc:date>2021-03-27T23:33:56.209000000</dc:date>
    <meta:editing-duration>PT21M48S</meta:editing-duration>
    <meta:editing-cycles>11</meta:editing-cycles>
    <meta:generator>LibreOffice/6.3.1.2$Windows_X86_64 LibreOffice_project/b79626edf0065ac373bd1df5c28bd630b4424273</meta:generator>
    <meta:document-statistic meta:table-count="0" meta:image-count="0" meta:object-count="0" meta:page-count="1" meta:paragraph-count="3" meta:word-count="8" meta:character-count="27" meta:non-whitespace-character-count="22"/>
  </office:meta>
</office:document-meta>
</file>